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o stretchy="false">ν</mo>
        <mi>i</mi>
      </msub>
      <mrow>
        <mi/>
        <mo stretchy="false">=</mo>
        <mi/>
      </mrow>
      <mfrac>
        <mrow>
          <mo stretchy="false">∂</mo>
          <mover accent="true">
            <mi>H</mi>
            <mo stretchy="false">̄</mo>
          </mover>
        </mrow>
        <mrow>
          <mo stretchy="false">∂</mo>
          <msub>
            <mi>J</mi>
            <mi>i</mi>
          </msub>
        </mrow>
      </mfrac>
      <mrow>
        <mi/>
        <mo stretchy="false">=</mo>
        <mi/>
      </mrow>
      <mfrac>
        <mrow>
          <mo stretchy="false">∂</mo>
          <mi>E</mi>
        </mrow>
        <mrow>
          <mo stretchy="false">∂</mo>
          <msub>
            <mi>J</mi>
            <mi>i</mi>
          </msub>
        </mrow>
      </mfrac>
      <mi/>
      <mo stretchy="false">⇒</mo>
      <mi/>
      <msub>
        <mi>J</mi>
        <mi>i</mi>
      </msub>
      <mrow>
        <mi/>
        <mo stretchy="false">=</mo>
        <mi/>
      </mrow>
      <mrow>
        <mo stretchy="false">∫</mo>
        <mrow>
          <mfrac>
            <mrow>
              <mtext>d</mtext>
              <mi>E</mi>
            </mrow>
            <msub>
              <mo stretchy="false">ν</mo>
              <mi>i</mi>
            </msub>
          </mfrac>
        </mrow>
      </mrow>
    </mrow>
    <annotation encoding="StarMath 5.0">%inu _i `=` {partial bar H} over {partial J_i} `=` {partial E} over {partial J_i} ~ drarrow ~ J_i `=` int {{"d" E} over %inu_i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3T19:23:22.127000000</meta:creation-date>
    <meta:generator>LibreOffice/4.1.4.2$Windows_x86 LibreOffice_project/0a0440ccc0227ad9829de5f46be37cfb6edcf72</meta:generator>
  </office:meta>
</office:document-meta>
</file>